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Hanging_20_indent">
      <style:text-properties officeooo:paragraph-rsid="001da5e2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d9ef6" officeooo:paragraph-rsid="001d9ef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d9ef6" officeooo:paragraph-rsid="001d9ef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9ef6" officeooo:paragraph-rsid="001d9ef6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9ef6" officeooo:paragraph-rsid="001d9ef6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9ef6" officeooo:paragraph-rsid="001d9ef6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9ef6" officeooo:paragraph-rsid="001e0ff4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a5e2" officeooo:paragraph-rsid="001da5e2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a5e2" officeooo:paragraph-rsid="001da5e2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a5e2" officeooo:paragraph-rsid="001da5e2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a5e2" officeooo:paragraph-rsid="001e0ff4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a5e2" officeooo:paragraph-rsid="001e0ff4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a5e2" officeooo:paragraph-rsid="001da5e2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1da5e2" officeooo:paragraph-rsid="001e0ff4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paragraph-rsid="001da5e2"/>
    </style:style>
    <style:style style:name="T1" style:family="text">
      <style:text-properties officeooo:rsid="001d9ef6"/>
    </style:style>
    <style:style style:name="T2" style:family="text">
      <style:text-properties officeooo:rsid="001da5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TION TO JAVA</text:p>
      <text:p text:style-name="P4">LECTURE 4 : CONDITIONALS AND LOOPS</text:p>
      <text:p text:style-name="P4"/>
      <text:p text:style-name="P5">(Error in code)</text:p>
      <text:p text:style-name="P6">1. What is the error in this code?</text:p>
      <text:p text:style-name="P7"/>
      <text:p text:style-name="P7">byte b = 50;</text:p>
      <text:p text:style-name="P7">b = b * 50;</text:p>
      <text:p text:style-name="P7"/>
      <text:p text:style-name="Hanging_20_indent"><text:span text:style-name="T1">a) </text:span>b can not contain value 2500, limited by its range.</text:p>
      <text:p text:style-name="Hanging_20_indent"><text:span text:style-name="T1">b) </text:span>* operator has converted b * 50 into int, which can not be converted to byte without casting.</text:p>
      <text:p text:style-name="Hanging_20_indent"><text:span text:style-name="T1">c) </text:span>b can not contain value 50.</text:p>
      <text:p text:style-name="Hanging_20_indent"><text:span text:style-name="T1">d) </text:span>No error in this code</text:p>
      <text:p text:style-name="P5"/>
      <text:p text:style-name="P5">(Find the output)</text:p>
      <text:p text:style-name="P6">2.</text:p>
      <text:p text:style-name="P7"/>
      <text:p text:style-name="P7">public class <text:s/>Solution{</text:p>
      <text:p text:style-name="P7"><text:s text:c="4"/>public static void main(String [] args) {</text:p>
      <text:p text:style-name="P7"><text:s text:c="8"/>double a = 6 / 4;</text:p>
      <text:p text:style-name="P7"><text:s text:c="8"/>int b <text:s/>= 6 / 4;</text:p>
      <text:p text:style-name="P7"><text:s text:c="8"/>double c = a + b;</text:p>
      <text:p text:style-name="P7"><text:s text:c="8"/>System.out.println(c);</text:p>
      <text:p text:style-name="P7"><text:s text:c="4"/>}</text:p>
      <text:p text:style-name="P7">}</text:p>
      <text:p text:style-name="P7"/>
      <text:p text:style-name="Hanging_20_indent"><text:span text:style-name="T1">a) </text:span>3.0<text:tab/><text:tab/><text:tab/><text:tab/><text:tab/><text:tab/><text:tab/><text:tab/><text:span text:style-name="T1">b) </text:span>1.5</text:p>
      <text:p text:style-name="Hanging_20_indent"><text:span text:style-name="T1">c) </text:span>2.0<text:tab/><text:tab/><text:tab/><text:tab/><text:tab/><text:tab/><text:tab/><text:tab/><text:span text:style-name="T1">d) </text:span>2.5</text:p>
      <text:p text:style-name="P5"/>
      <text:p text:style-name="P5">(Predict the output)</text:p>
      <text:p text:style-name="P6">3.</text:p>
      <text:p text:style-name="P7"/>
      <text:p text:style-name="P7">public class <text:s/>Solution{</text:p>
      <text:p text:style-name="P7"><text:s text:c="4"/>public static void main(String [] args) {</text:p>
      <text:p text:style-name="P7"><text:s text:c="8"/>double a = 55.5;</text:p>
      <text:p text:style-name="P7"><text:s text:c="8"/>int b = 55;</text:p>
      <text:p text:style-name="P7"><text:s text:c="8"/>a = a % 10;</text:p>
      <text:p text:style-name="P7"><text:s text:c="8"/>b = b % 10;</text:p>
      <text:p text:style-name="P7"><text:s text:c="8"/>System.out.println(a + " " <text:s/>+ b);</text:p>
      <text:p text:style-name="P7"><text:s text:c="6"/>}</text:p>
      <text:p text:style-name="P7"><text:s/>}</text:p>
      <text:p text:style-name="P7"/>
      <text:p text:style-name="Hanging_20_indent"><text:span text:style-name="T1">a) </text:span>5 5<text:tab/><text:tab/><text:tab/><text:tab/><text:tab/><text:tab/><text:tab/><text:tab/><text:span text:style-name="T1">b) </text:span>5.5 5</text:p>
      <text:p text:style-name="Hanging_20_indent"><text:span text:style-name="T1">c) </text:span>6 5<text:tab/><text:tab/><text:tab/><text:tab/><text:tab/><text:tab/><text:tab/><text:tab/><text:span text:style-name="T1">d) </text:span>None of these</text:p>
      <text:p text:style-name="P5"/>
      <text:p text:style-name="P5">(Predict the output)</text:p>
      <text:p text:style-name="P6">4.</text:p>
      <text:p text:style-name="P7"/>
      <text:p text:style-name="P7"><text:soft-page-break/>public class <text:s/>Solution {</text:p>
      <text:p text:style-name="P7"><text:s text:c="4"/>public static void main(String [] args) {</text:p>
      <text:p text:style-name="P7"><text:s text:c="8"/>int var1 = 5;</text:p>
      <text:p text:style-name="P7"><text:s text:c="8"/>int var2 = 6;</text:p>
      <text:p text:style-name="P7"><text:s text:c="8"/>System.out.print(var1 &gt; var2);</text:p>
      <text:p text:style-name="P7"><text:s text:c="4"/>}</text:p>
      <text:p text:style-name="P7">}</text:p>
      <text:p text:style-name="P7"/>
      <text:p text:style-name="Hanging_20_indent"><text:span text:style-name="T1">a) </text:span>true<text:tab/><text:tab/><text:tab/><text:tab/><text:tab/><text:tab/><text:tab/><text:tab/><text:span text:style-name="T1">b) </text:span>false</text:p>
      <text:p text:style-name="Hanging_20_indent"><text:span text:style-name="T1">c) </text:span>0<text:tab/><text:tab/><text:tab/><text:tab/><text:tab/><text:tab/><text:tab/><text:tab/><text:span text:style-name="T1">d) </text:span>1</text:p>
      <text:p text:style-name="P5"/>
      <text:p text:style-name="P5">(Find output)</text:p>
      <text:p text:style-name="P6">5. Find the output of the following code:</text:p>
      <text:p text:style-name="P7"/>
      <text:p text:style-name="P7">public static void main(String args[])</text:p>
      <text:p text:style-name="P7">{</text:p>
      <text:p text:style-name="P7"><text:s text:c="4"/>int a=10,b=15;</text:p>
      <text:p text:style-name="P7"><text:s text:c="4"/>if(a&gt;b)</text:p>
      <text:p text:style-name="P7"><text:s text:c="4"/>{</text:p>
      <text:p text:style-name="P7"><text:s text:c="8"/>System.out.print("a ");</text:p>
      <text:p text:style-name="P7"><text:s text:c="4"/>}</text:p>
      <text:p text:style-name="P7"><text:s text:c="4"/>else</text:p>
      <text:p text:style-name="P7"><text:s text:c="4"/>{</text:p>
      <text:p text:style-name="P7"><text:s text:c="8"/>System.out.print("b ");</text:p>
      <text:p text:style-name="P7"><text:s text:c="4"/>}</text:p>
      <text:p text:style-name="P7"><text:s text:c="4"/>System.out.print("is greater");</text:p>
      <text:p text:style-name="P7">}</text:p>
      <text:p text:style-name="P7"/>
      <text:p text:style-name="Hanging_20_indent"><text:span text:style-name="T1">a) </text:span>a<text:tab/><text:tab/><text:tab/><text:tab/><text:tab/><text:tab/><text:tab/><text:tab/><text:span text:style-name="T1">b) </text:span>b</text:p>
      <text:p text:style-name="Hanging_20_indent"><text:span text:style-name="T1">c) </text:span>a is greater<text:tab/><text:tab/><text:tab/><text:tab/><text:tab/><text:tab/><text:tab/><text:span text:style-name="T1">d) </text:span>b is greater</text:p>
      <text:p text:style-name="P5"/>
      <text:p text:style-name="P5">(Find output)</text:p>
      <text:p text:style-name="P6">6. Find the output of the following code:</text:p>
      <text:p text:style-name="P7"/>
      <text:p text:style-name="P7">int a=50;</text:p>
      <text:p text:style-name="P7">if(a&gt;10)</text:p>
      <text:p text:style-name="P7">{</text:p>
      <text:p text:style-name="P7"><text:s text:c="4"/>System.out.print("Coding");</text:p>
      <text:p text:style-name="P7">}</text:p>
      <text:p text:style-name="P7">else(a&gt;20)</text:p>
      <text:p text:style-name="P7">{</text:p>
      <text:p text:style-name="P7"><text:s text:c="4"/>System.out.print("Ninjas");</text:p>
      <text:p text:style-name="P7">}</text:p>
      <text:p text:style-name="P7"/>
      <text:p text:style-name="Hanging_20_indent"><text:span text:style-name="T1">a) </text:span>Coding<text:tab/><text:tab/><text:tab/><text:tab/><text:tab/><text:tab/><text:tab/><text:tab/><text:span text:style-name="T1">b) </text:span>Ninjas</text:p>
      <text:p text:style-name="Hanging_20_indent"><text:span text:style-name="T1">c) </text:span>CodingNinjas<text:tab/><text:tab/><text:tab/><text:tab/><text:tab/><text:tab/><text:tab/><text:span text:style-name="T1">d) </text:span>Compile time error</text:p>
      <text:p text:style-name="P5"/>
      <text:p text:style-name="P5">(Find the output)</text:p>
      <text:p text:style-name="P6">7.</text:p>
      <text:p text:style-name="P7"/>
      <text:p text:style-name="P8"><text:soft-page-break/>public static void main(String args[])</text:p>
      <text:p text:style-name="P8">{</text:p>
      <text:p text:style-name="P7"><text:s text:c="4"/>int x = 5; </text:p>
      <text:p text:style-name="P7"><text:s text:c="4"/>if (x &lt; 6)</text:p>
      <text:p text:style-name="P7"><text:s text:c="8"/>System.out.print("Hello <text:s/>");</text:p>
      <text:p text:style-name="P7"><text:s text:c="4"/>if(x == 5){</text:p>
      <text:p text:style-name="P7"><text:s text:c="8"/>System.out.print("Hi <text:s/>");</text:p>
      <text:p text:style-name="P7"><text:s text:c="4"/>}</text:p>
      <text:p text:style-name="P7"><text:s text:c="4"/>else{ </text:p>
      <text:p text:style-name="P7"><text:s text:c="8"/>System.out.print("Hey ");</text:p>
      <text:p text:style-name="P7"><text:s text:c="4"/>} </text:p>
      <text:p text:style-name="P7">}</text:p>
      <text:p text:style-name="P7"/>
      <text:p text:style-name="Hanging_20_indent"><text:span text:style-name="T1">a) </text:span>Hello<text:tab/><text:tab/><text:tab/><text:tab/><text:tab/><text:tab/><text:tab/><text:tab/><text:span text:style-name="T1">b) </text:span>Hi</text:p>
      <text:p text:style-name="Hanging_20_indent"><text:span text:style-name="T1">c) </text:span>Hello Hi<text:tab/><text:tab/><text:tab/><text:tab/><text:tab/><text:tab/><text:tab/><text:tab/><text:span text:style-name="T1">d) </text:span>Hello Hey</text:p>
      <text:p text:style-name="P5"/>
      <text:p text:style-name="P5">(Figure out the output)</text:p>
      <text:p text:style-name="P6">8.</text:p>
      <text:p text:style-name="P7"/>
      <text:p text:style-name="P7">public static void main(String[] args) {</text:p>
      <text:p text:style-name="P7"><text:s text:c="4"/>int x = 15;</text:p>
      <text:p text:style-name="P7"><text:s text:c="4"/>if(x &lt;= 15){</text:p>
      <text:p text:style-name="P7"><text:s text:c="8"/>System.out.print("Inside if <text:s/>");</text:p>
      <text:p text:style-name="P7"><text:s text:c="4"/>}else if(x == 15){</text:p>
      <text:p text:style-name="P7"><text:s text:c="8"/>System.out.print("Inside else if <text:s/>");</text:p>
      <text:p text:style-name="P7"><text:s text:c="4"/>}</text:p>
      <text:p text:style-name="P7"><text:s text:c="4"/>System.out.println(x);</text:p>
      <text:p text:style-name="P7">}</text:p>
      <text:p text:style-name="P7"/>
      <text:p text:style-name="Hanging_20_indent"><text:span text:style-name="T1">a) </text:span>Inside if<text:tab/><text:tab/><text:tab/><text:tab/><text:tab/><text:tab/><text:tab/><text:tab/><text:span text:style-name="T1">b) </text:span>15</text:p>
      <text:p text:style-name="Hanging_20_indent"><text:span text:style-name="T1">c) </text:span>Inside if 15<text:tab/><text:tab/><text:tab/><text:tab/><text:tab/><text:tab/><text:tab/><text:span text:style-name="T1">d) </text:span>Inside if Inside else if 15</text:p>
      <text:p text:style-name="P5"/>
      <text:p text:style-name="P5">(What will be the output)</text:p>
      <text:p text:style-name="P6">9.</text:p>
      <text:p text:style-name="P7"/>
      <text:p text:style-name="P7"><text:s text:c="2"/>public static void main(String args[]) {</text:p>
      <text:p text:style-name="P7"><text:s text:c="6"/>int var1 = 5; </text:p>
      <text:p text:style-name="P7"><text:s text:c="6"/>int var2 = 6;</text:p>
      <text:p text:style-name="P7"><text:s text:c="6"/>if ((var2 = 1) == var1)</text:p>
      <text:p text:style-name="P7"><text:s text:c="10"/>System.out.print(var2);</text:p>
      <text:p text:style-name="P7"><text:s text:c="6"/>else </text:p>
      <text:p text:style-name="P7"><text:s text:c="10"/>System.out.print(var2 + 1);</text:p>
      <text:p text:style-name="P7"><text:s text:c="2"/>}</text:p>
      <text:p text:style-name="P7"/>
      <text:p text:style-name="Hanging_20_indent"><text:span text:style-name="T1">a) </text:span>7<text:tab/><text:tab/><text:tab/><text:tab/><text:tab/><text:tab/><text:tab/><text:tab/><text:span text:style-name="T1">b) </text:span>1</text:p>
      <text:p text:style-name="Hanging_20_indent"><text:span text:style-name="T1">c) </text:span>2<text:tab/><text:tab/><text:tab/><text:tab/><text:tab/><text:tab/><text:tab/><text:tab/><text:span text:style-name="T1">d) </text:span>6</text:p>
      <text:p text:style-name="P5"/>
      <text:p text:style-name="P5">(Positive Negative)</text:p>
      <text:p text:style-name="P9">10. Let a and b are the two integers. Which option can be used to check out of two numbers one is positive and the other is negative</text:p>
      <text:p text:style-name="Hanging_20_indent"><text:soft-page-break/><text:span text:style-name="T2">a) </text:span>a&lt;0&amp;&amp;b&gt;0<text:tab/><text:tab/><text:tab/><text:tab/><text:tab/><text:tab/><text:tab/><text:span text:style-name="T2">b) </text:span>a&gt;0&amp;&amp;b&lt;0</text:p>
      <text:p text:style-name="Hanging_20_indent"><text:span text:style-name="T2">c) </text:span>a&lt;0||b&lt;0<text:tab/><text:tab/><text:tab/><text:tab/><text:tab/><text:tab/><text:tab/><text:tab/><text:span text:style-name="T2">d) </text:span>a*b&lt;0</text:p>
      <text:p text:style-name="P5"/>
      <text:p text:style-name="P14">(Find the output)</text:p>
      <text:p text:style-name="P9">11. Find the output of the following code:</text:p>
      <text:p text:style-name="P10"/>
      <text:p text:style-name="P12">public static void main (String[] args) </text:p>
      <text:p text:style-name="P12">{</text:p>
      <text:p text:style-name="P10"><text:s text:c="4"/>int a=50;</text:p>
      <text:p text:style-name="P10"><text:s text:c="4"/>int b=5;</text:p>
      <text:p text:style-name="P10"><text:s text:c="4"/>if(a/0==b)</text:p>
      <text:p text:style-name="P10"><text:s text:c="4"/>{</text:p>
      <text:p text:style-name="P10"/>
      <text:p text:style-name="P10"><text:s text:c="8"/>System.out.println("Hello");</text:p>
      <text:p text:style-name="P10"><text:s text:c="4"/>}</text:p>
      <text:p text:style-name="P10"><text:s text:c="4"/>else</text:p>
      <text:p text:style-name="P10"><text:s text:c="4"/>{</text:p>
      <text:p text:style-name="P10"><text:s text:c="8"/>System.out.println("Hi");</text:p>
      <text:p text:style-name="P10"><text:s text:c="4"/>}</text:p>
      <text:p text:style-name="P10">}</text:p>
      <text:p text:style-name="P10"/>
      <text:p text:style-name="Hanging_20_indent"><text:span text:style-name="T2">a) </text:span>Hello<text:tab/><text:tab/><text:tab/><text:tab/><text:tab/><text:tab/><text:tab/><text:tab/><text:span text:style-name="T2">b) </text:span>Hi</text:p>
      <text:p text:style-name="Hanging_20_indent"><text:span text:style-name="T2">c) </text:span>Compile time error<text:tab/><text:tab/><text:tab/><text:tab/><text:tab/><text:tab/><text:span text:style-name="T2">d) </text:span>Run time error</text:p>
      <text:p text:style-name="P14"/>
      <text:p text:style-name="P14">(Find the output)</text:p>
      <text:p text:style-name="P9">12. Find the output of the code :</text:p>
      <text:p text:style-name="P10"/>
      <text:p text:style-name="P10">main() {</text:p>
      <text:p text:style-name="P10"><text:s text:c="4"/>int a=50,b=20;</text:p>
      <text:p text:style-name="P10"><text:s text:c="4"/>if(a&gt;b)</text:p>
      <text:p text:style-name="P10"><text:s text:c="4"/>{</text:p>
      <text:p text:style-name="P10"><text:s text:c="8"/>if(a&gt;100)</text:p>
      <text:p text:style-name="P10"><text:s text:c="12"/>print ("Ace");</text:p>
      <text:p text:style-name="P10"><text:s text:c="8"/>if(b&lt;100)</text:p>
      <text:p text:style-name="P10"><text:s text:c="12"/>b=50;</text:p>
      <text:p text:style-name="P10"><text:s text:c="4"/>}</text:p>
      <text:p text:style-name="P10"><text:s text:c="4"/>else if(a==b)</text:p>
      <text:p text:style-name="P10"><text:s text:c="4"/>{</text:p>
      <text:p text:style-name="P10"><text:s text:c="7"/>print ("King");</text:p>
      <text:p text:style-name="P10"><text:s text:c="4"/>}</text:p>
      <text:p text:style-name="P10"><text:s text:c="4"/>else </text:p>
      <text:p text:style-name="P10"><text:s text:c="4"/>{</text:p>
      <text:p text:style-name="P10"><text:s text:c="8"/>print ("Queen");</text:p>
      <text:p text:style-name="P10"><text:s text:c="4"/>}</text:p>
      <text:p text:style-name="P10">}</text:p>
      <text:p text:style-name="P10"/>
      <text:p text:style-name="Hanging_20_indent"><text:span text:style-name="T2">a) </text:span>No output<text:tab/><text:tab/><text:tab/><text:tab/><text:tab/><text:tab/><text:tab/><text:span text:style-name="T2">b) </text:span>King</text:p>
      <text:p text:style-name="Hanging_20_indent"><text:span text:style-name="T2">c) </text:span>Queen<text:tab/><text:tab/><text:tab/><text:tab/><text:tab/><text:tab/><text:tab/><text:tab/><text:span text:style-name="T2">d) </text:span>Ace</text:p>
      <text:p text:style-name="P14"/>
      <text:p text:style-name="P14">(Find the output)</text:p>
      <text:p text:style-name="P9"><text:soft-page-break/>13. What will be the output of the following code:</text:p>
      <text:p text:style-name="P10"/>
      <text:p text:style-name="P12">public static void main (String[] args) </text:p>
      <text:p text:style-name="P12">{</text:p>
      <text:p text:style-name="P10"><text:s text:c="3"/>int i=0;</text:p>
      <text:p text:style-name="P10"><text:s text:c="3"/>while(i&lt;10)</text:p>
      <text:p text:style-name="P10"><text:s text:c="3"/>{</text:p>
      <text:p text:style-name="P10"><text:s text:c="7"/>i=i+1;</text:p>
      <text:p text:style-name="P10"><text:s text:c="7"/>System.out.print(i);</text:p>
      <text:p text:style-name="P10"><text:s text:c="7"/>i=i+1;</text:p>
      <text:p text:style-name="P10"><text:s text:c="3"/>}</text:p>
      <text:p text:style-name="P10">}</text:p>
      <text:p text:style-name="P16"/>
      <text:p text:style-name="P14"/>
      <text:p text:style-name="P14">(Number of hello)</text:p>
      <text:p text:style-name="P9">14.The number of Hello printed on the screen for the following code will be:</text:p>
      <text:p text:style-name="P10"/>
      <text:p text:style-name="P12">public static void main (String[] args) </text:p>
      <text:p text:style-name="P12">{</text:p>
      <text:p text:style-name="P10"><text:s text:c="4"/>int x=5;</text:p>
      <text:p text:style-name="P10"><text:s text:c="4"/>int y=5;</text:p>
      <text:p text:style-name="P10"><text:s text:c="4"/>while((x=5)==y)</text:p>
      <text:p text:style-name="P10"><text:s text:c="4"/>{</text:p>
      <text:p text:style-name="P10"><text:s text:c="8"/>System.out.println("Hello");</text:p>
      <text:p text:style-name="P10"><text:s text:c="8"/>x++;</text:p>
      <text:p text:style-name="P10"><text:s text:c="8"/>y++;</text:p>
      <text:p text:style-name="P10"><text:s text:c="4"/>}</text:p>
      <text:p text:style-name="P10">}</text:p>
      <text:p text:style-name="P10"/>
      <text:p text:style-name="Hanging_20_indent"><text:span text:style-name="T2">a) </text:span>Infinite<text:tab/><text:tab/><text:tab/><text:tab/><text:tab/><text:tab/><text:tab/><text:tab/><text:span text:style-name="T2">b) </text:span>Zero</text:p>
      <text:p text:style-name="Hanging_20_indent"><text:span text:style-name="T2">c) </text:span>One<text:tab/><text:tab/><text:tab/><text:tab/><text:tab/><text:tab/><text:tab/><text:tab/><text:span text:style-name="T2">d) </text:span>Error</text:p>
      <text:p text:style-name="P14"/>
      <text:p text:style-name="P14">(Number of hello 2)</text:p>
      <text:p text:style-name="P9">15. The number of Hello printed on the screen for the following code will be:</text:p>
      <text:p text:style-name="P10"/>
      <text:p text:style-name="P10">public static void main (String[] args) {</text:p>
      <text:p text:style-name="P10"><text:s text:c="4"/>int x=5;</text:p>
      <text:p text:style-name="P10"><text:s text:c="4"/>int y=5;</text:p>
      <text:p text:style-name="P10"><text:s text:c="4"/>while(x==y)</text:p>
      <text:p text:style-name="P10"><text:s text:c="4"/>{</text:p>
      <text:p text:style-name="P10"><text:s text:c="8"/>System.out.println("Hello");</text:p>
      <text:p text:style-name="P10"><text:s text:c="8"/>x++;</text:p>
      <text:p text:style-name="P10"><text:s text:c="8"/>y++;</text:p>
      <text:p text:style-name="P10"><text:s text:c="4"/>}</text:p>
      <text:p text:style-name="P10">}</text:p>
      <text:p text:style-name="P10"/>
      <text:p text:style-name="Hanging_20_indent"><text:span text:style-name="T2">a) </text:span>1<text:tab/><text:tab/><text:tab/><text:tab/><text:tab/><text:tab/><text:tab/><text:tab/><text:span text:style-name="T2">b) </text:span>Infinite</text:p>
      <text:p text:style-name="Hanging_20_indent"><text:span text:style-name="T2">c) </text:span>5<text:tab/><text:tab/><text:tab/><text:tab/><text:tab/><text:tab/><text:tab/><text:tab/><text:span text:style-name="T2">d) </text:span>0</text:p>
      <text:p text:style-name="P14"/>
      <text:p text:style-name="P14">(Same output)</text:p>
      <text:p text:style-name="P9">16. Whichof the following codes gives same output:</text:p>
      <text:p text:style-name="P10"><text:soft-page-break/></text:p>
      <text:p text:style-name="P10">1) int i=1;</text:p>
      <text:p text:style-name="P10"><text:s text:c="3"/>while(i&lt;5)</text:p>
      <text:p text:style-name="P10"><text:s text:c="3"/>{</text:p>
      <text:p text:style-name="P10"><text:s text:c="7"/>System.out.print(2*i);</text:p>
      <text:p text:style-name="P10"><text:s text:c="7"/>i=i+1;</text:p>
      <text:p text:style-name="P10"><text:s text:c="3"/>}</text:p>
      <text:p text:style-name="P10"/>
      <text:p text:style-name="P10">2) int i=2;</text:p>
      <text:p text:style-name="P10"><text:s text:c="3"/>while(i&lt;10)</text:p>
      <text:p text:style-name="P10"><text:s text:c="3"/>{</text:p>
      <text:p text:style-name="P10"><text:s text:c="7"/>System.out.print(i);</text:p>
      <text:p text:style-name="P10"><text:s text:c="7"/>i=i+2;</text:p>
      <text:p text:style-name="P10"><text:s text:c="3"/>}</text:p>
      <text:p text:style-name="P10"/>
      <text:p text:style-name="P10">3) int i=2;</text:p>
      <text:p text:style-name="P10"><text:s text:c="3"/>while(i&lt;10)</text:p>
      <text:p text:style-name="P10"><text:s text:c="3"/>{</text:p>
      <text:p text:style-name="P10"><text:s text:c="7"/>System.out.print(i);</text:p>
      <text:p text:style-name="P10"><text:s text:c="7"/>i*=2;</text:p>
      <text:p text:style-name="P10"><text:s text:c="3"/>}</text:p>
      <text:p text:style-name="P10"/>
      <text:p text:style-name="P10">4) int i=10;</text:p>
      <text:p text:style-name="P10"><text:s text:c="3"/>while(i&gt;0)</text:p>
      <text:p text:style-name="P10"><text:s text:c="3"/>{</text:p>
      <text:p text:style-name="P10"><text:s text:c="7"/>if(i%2==0)</text:p>
      <text:p text:style-name="P10"><text:s text:c="7"/>{</text:p>
      <text:p text:style-name="P10"><text:s text:c="11"/>System.out.print(10-i);</text:p>
      <text:p text:style-name="P10"><text:s text:c="7"/>}</text:p>
      <text:p text:style-name="P10"><text:s text:c="7"/>i--;</text:p>
      <text:p text:style-name="P10"><text:s text:c="3"/>}</text:p>
      <text:p text:style-name="P10"/>
      <text:p text:style-name="Hanging_20_indent"><text:span text:style-name="T2">a) </text:span>2 4<text:tab/><text:tab/><text:tab/><text:tab/><text:tab/><text:tab/><text:tab/><text:tab/><text:span text:style-name="T2">b) </text:span>1 2 3 4</text:p>
      <text:p text:style-name="Hanging_20_indent"><text:span text:style-name="T2">c) </text:span>1 2<text:tab/><text:tab/><text:tab/><text:tab/><text:tab/><text:tab/><text:tab/><text:tab/><text:span text:style-name="T2">d) </text:span>1 2 4</text:p>
      <text:p text:style-name="P14"/>
      <text:p text:style-name="P14">(Primality Check)</text:p>
      <text:p text:style-name="P9">17. Can this code be used to check primality of a positive integer:</text:p>
      <text:p text:style-name="P10"/>
      <text:p text:style-name="P12">public static void main (String[] args) </text:p>
      <text:p text:style-name="P12">{</text:p>
      <text:p text:style-name="P10"><text:s text:c="4"/>Scanner s=new Scanner (System.in);</text:p>
      <text:p text:style-name="P10"><text:s text:c="4"/>int n=s.nextInt();</text:p>
      <text:p text:style-name="P10"><text:s text:c="4"/>boolean isprime=true;</text:p>
      <text:p text:style-name="P10"><text:s text:c="4"/>if(n%2==0)</text:p>
      <text:p text:style-name="P10"><text:s text:c="8"/>isprime=false;</text:p>
      <text:p text:style-name="P10"><text:s text:c="4"/>int i=3;</text:p>
      <text:p text:style-name="P10"><text:s text:c="4"/>while(isprime&amp;&amp;i&lt;n)</text:p>
      <text:p text:style-name="P10"><text:s text:c="4"/>{</text:p>
      <text:p text:style-name="P10"><text:s text:c="8"/>isprime=!(n%i==0);</text:p>
      <text:p text:style-name="P10"><text:s text:c="8"/>i+=2;</text:p>
      <text:p text:style-name="P10"><text:s text:c="4"/>}</text:p>
      <text:p text:style-name="P10"><text:s text:c="4"/>if(isprime)</text:p>
      <text:p text:style-name="P10"><text:soft-page-break/><text:s text:c="4"/>{</text:p>
      <text:p text:style-name="P10"><text:s text:c="8"/>System.out.println("Prime");</text:p>
      <text:p text:style-name="P10"><text:s text:c="4"/>}</text:p>
      <text:p text:style-name="P10"><text:s text:c="4"/>else</text:p>
      <text:p text:style-name="P10"><text:s text:c="4"/>{</text:p>
      <text:p text:style-name="P10"><text:s text:c="8"/>System.out.println("Composite");</text:p>
      <text:p text:style-name="P10"><text:s text:c="4"/>}</text:p>
      <text:p text:style-name="P10">}</text:p>
      <text:p text:style-name="P10"/>
      <text:p text:style-name="Hanging_20_indent"><text:span text:style-name="T2">a) </text:span>Yes<text:tab/><text:tab/><text:tab/><text:tab/><text:tab/><text:tab/><text:tab/><text:tab/><text:span text:style-name="T2">b) </text:span>No</text:p>
      <text:p text:style-name="P14"/>
      <text:p text:style-name="P14">(Find the output)</text:p>
      <text:p text:style-name="P9">18. Find the output for the following code:</text:p>
      <text:p text:style-name="P10"/>
      <text:p text:style-name="P10">int i=10;</text:p>
      <text:p text:style-name="P10">while((i=i-1)&gt;0)</text:p>
      <text:p text:style-name="P10">{</text:p>
      <text:p text:style-name="P10"><text:s text:c="4"/>System.out.print(i);</text:p>
      <text:p text:style-name="P10"><text:s text:c="4"/>if(i%5==0)</text:p>
      <text:p text:style-name="P10"><text:s text:c="8"/>return;</text:p>
      <text:p text:style-name="P10">}</text:p>
      <text:p text:style-name="P10"/>
      <text:p text:style-name="Hanging_20_indent"><text:span text:style-name="T2">a) </text:span>987654321<text:tab/><text:tab/><text:tab/><text:tab/><text:tab/><text:tab/><text:tab/><text:span text:style-name="T2">b) </text:span>Error</text:p>
      <text:p text:style-name="Hanging_20_indent"><text:span text:style-name="T2">c) </text:span>98765<text:tab/><text:tab/><text:tab/><text:tab/><text:tab/><text:tab/><text:tab/><text:tab/><text:span text:style-name="T2">d) </text:span>9876</text:p>
      <text:p text:style-name="P14"/>
      <text:p text:style-name="P14">(Check the error)</text:p>
      <text:p text:style-name="P9">19. Will following code generate error ?</text:p>
      <text:p text:style-name="P10"/>
      <text:p text:style-name="P10">public class Main {</text:p>
      <text:p text:style-name="P10"><text:s text:c="4"/>public static void main(String[] args) {</text:p>
      <text:p text:style-name="P10"><text:s text:c="8"/>int a = 10;</text:p>
      <text:p text:style-name="P10"><text:s text:c="8"/>if(a &gt; 5) {</text:p>
      <text:p text:style-name="P10"><text:s text:c="12"/>int b = 10;</text:p>
      <text:p text:style-name="P10"><text:s text:c="8"/>}</text:p>
      <text:p text:style-name="P10"><text:s text:c="8"/>System.out.println(b);</text:p>
      <text:p text:style-name="P10"><text:s text:c="4"/>}</text:p>
      <text:p text:style-name="P10">}</text:p>
      <text:p text:style-name="P10"/>
      <text:p text:style-name="Hanging_20_indent"><text:span text:style-name="T2">a) </text:span>Yes<text:tab/><text:tab/><text:tab/><text:tab/><text:tab/><text:tab/><text:tab/><text:tab/><text:span text:style-name="T2">b) </text:span>No</text:p>
      <text:p text:style-name="P14"/>
      <text:p text:style-name="P14">(Check the error)</text:p>
      <text:p text:style-name="P9">20. Will following code generate error ?</text:p>
      <text:p text:style-name="P10"/>
      <text:p text:style-name="P10">public class Main {</text:p>
      <text:p text:style-name="P10"><text:s text:c="4"/>public static void main(String[] args) {</text:p>
      <text:p text:style-name="P10"><text:s text:c="8"/>int a = 10;</text:p>
      <text:p text:style-name="P10"><text:s text:c="8"/>if(a &gt; 5) {</text:p>
      <text:p text:style-name="P10"><text:s text:c="12"/>a = 100;</text:p>
      <text:p text:style-name="P10"><text:s text:c="8"/>}</text:p>
      <text:p text:style-name="P10"><text:s text:c="8"/>System.out.println(a);</text:p>
      <text:p text:style-name="P10"><text:s text:c="4"/>}</text:p>
      <text:p text:style-name="P10"><text:soft-page-break/>}</text:p>
      <text:p text:style-name="P10"/>
      <text:p text:style-name="Hanging_20_indent"><text:span text:style-name="T2">a) </text:span>Yes<text:tab/><text:tab/><text:tab/><text:tab/><text:tab/><text:tab/><text:tab/><text:tab/><text:span text:style-name="T2">b) </text:span>No</text:p>
      <text:p text:style-name="P14"/>
      <text:p text:style-name="P14">(Check the error)</text:p>
      <text:p text:style-name="P9">21. Will following code generate error ?</text:p>
      <text:p text:style-name="P10"/>
      <text:p text:style-name="P10">public class Main {</text:p>
      <text:p text:style-name="P10"><text:s text:c="4"/>public static void main(String[] args) {</text:p>
      <text:p text:style-name="P10"><text:s text:c="8"/>int a = 10;</text:p>
      <text:p text:style-name="P10"><text:s text:c="8"/>if(a &gt; 5) {</text:p>
      <text:p text:style-name="P10"><text:s text:c="12"/>int a = 100;</text:p>
      <text:p text:style-name="P10"><text:s text:c="8"/>}</text:p>
      <text:p text:style-name="P10"><text:s text:c="8"/>System.out.println(a);</text:p>
      <text:p text:style-name="P10"><text:s text:c="4"/>}</text:p>
      <text:p text:style-name="P10">}</text:p>
      <text:p text:style-name="P10"/>
      <text:p text:style-name="Hanging_20_indent"><text:span text:style-name="T2">a) </text:span>Yes<text:tab/><text:tab/><text:tab/><text:tab/><text:tab/><text:tab/><text:tab/><text:tab/><text:span text:style-name="T2">b) </text:span>No</text:p>
      <text:p text:style-name="P14"/>
      <text:p text:style-name="P14">(Check the error)</text:p>
      <text:p text:style-name="P9">22. Will following code generate error ?</text:p>
      <text:p text:style-name="P10"/>
      <text:p text:style-name="P10">public class Main {</text:p>
      <text:p text:style-name="P10"><text:s text:c="4"/>public static void main(String[] args) {</text:p>
      <text:p text:style-name="P10"><text:s text:c="4"/>for(int i = 0; i &lt; 3; i++) {</text:p>
      <text:p text:style-name="P10"><text:s text:c="8"/>System.out.print(i + " ");</text:p>
      <text:p text:style-name="P10"><text:s text:c="8"/>}</text:p>
      <text:p text:style-name="P10"><text:s text:c="4"/>System.out.print(i + " ");</text:p>
      <text:p text:style-name="P10"><text:s text:c="4"/>}</text:p>
      <text:p text:style-name="P10">}</text:p>
      <text:p text:style-name="P10"/>
      <text:p text:style-name="P2"><text:span text:style-name="T2">a) </text:span>Yes<text:tab/><text:tab/><text:tab/><text:tab/><text:tab/><text:tab/><text:tab/><text:tab/><text:span text:style-name="T2">b) </text:span>No</text:p>
      <text:p text:style-name="P14"/>
      <text:p text:style-name="P14">(What is the output)</text:p>
      <text:p text:style-name="P9">23. What is the output ?</text:p>
      <text:p text:style-name="P10"/>
      <text:p text:style-name="P10">public class Main {</text:p>
      <text:p text:style-name="P10"><text:s text:c="4"/>public static void main(String[] args) {</text:p>
      <text:p text:style-name="P10"><text:s text:c="8"/>int a = 10;</text:p>
      <text:p text:style-name="P10"><text:s text:c="8"/>while(a &gt; 5) {</text:p>
      <text:p text:style-name="P10"><text:s text:c="12"/>int b = 1;</text:p>
      <text:p text:style-name="P10"><text:s text:c="12"/>System.out.print(b + " ");</text:p>
      <text:p text:style-name="P10"><text:s text:c="12"/>a--;</text:p>
      <text:p text:style-name="P10"><text:s text:c="8"/>}</text:p>
      <text:p text:style-name="P10"><text:s text:c="4"/>}</text:p>
      <text:p text:style-name="P10">}</text:p>
      <text:p text:style-name="P10"/>
      <text:p text:style-name="Hanging_20_indent"><text:span text:style-name="T2">a) </text:span>10 9 8 7 6<text:tab/><text:tab/><text:tab/><text:tab/><text:tab/><text:tab/><text:tab/><text:span text:style-name="T2">b) </text:span>1 1 1 1 1</text:p>
      <text:p text:style-name="Hanging_20_indent"><text:span text:style-name="T2">c) </text:span>Error<text:tab/><text:tab/><text:tab/><text:tab/><text:tab/><text:tab/><text:tab/><text:tab/><text:span text:style-name="T2">d) </text:span>Infinite loop</text:p>
      <text:p text:style-name="P1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3:30:33.325420964</meta:creation-date>
    <dc:title>Coding Ninjas A4 Sheet</dc:title>
    <meta:editing-duration>PT7M5S</meta:editing-duration>
    <meta:editing-cycles>2</meta:editing-cycles>
    <meta:generator>LibreOffice/7.3.7.2$Linux_X86_64 LibreOffice_project/30$Build-2</meta:generator>
    <dc:date>2023-01-19T14:21:10.447889348</dc:date>
    <meta:document-statistic meta:table-count="0" meta:image-count="0" meta:object-count="0" meta:page-count="8" meta:paragraph-count="331" meta:word-count="1011" meta:character-count="6411" meta:non-whitespace-character-count="4404"/>
    <meta:template xlink:type="simple" xlink:actuate="onRequest" xlink:title="Coding Ninjas A4 Sheet" xlink:href="../../../../../../../../../Templates/Coding%20Ninjas%20MCQ%20A4%20Sheet.ott" meta:date="2023-01-19T13:30:30.381450266"/>
  </office:meta>
</office:document-meta>
</file>